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0000000CAB7BD18CD9A1319E5.png" manifest:media-type="image/png"/>
  <manifest:file-entry manifest:full-path="Pictures/10000201000002F0000000CAF33D3AAB58DE6671.png" manifest:media-type="image/png"/>
  <manifest:file-entry manifest:full-path="Pictures/10000201000002F0000000CAE38A7CE29EB176CE.png" manifest:media-type="image/png"/>
  <manifest:file-entry manifest:full-path="Pictures/10000201000002F0000000CA1AC53288AFDAA014.png" manifest:media-type="image/png"/>
  <manifest:file-entry manifest:full-path="Pictures/10000201000002F0000000CAD5BB98975CAC1C2B.png" manifest:media-type="image/png"/>
  <manifest:file-entry manifest:full-path="Pictures/10000201000002F0000000CAD209C06682B5E9CC.png" manifest:media-type="image/png"/>
  <manifest:file-entry manifest:full-path="Pictures/10000201000002F0000000CA7EB5696457E48B67.png" manifest:media-type="image/png"/>
  <manifest:file-entry manifest:full-path="Pictures/10000201000002F0000000CA31766E6F57361C51.png" manifest:media-type="image/png"/>
  <manifest:file-entry manifest:full-path="Pictures/10000201000002F0000000CA3E537EF11DF66FC3.png" manifest:media-type="image/png"/>
  <manifest:file-entry manifest:full-path="Pictures/10000201000002F0000000CA646F9C442E326CEC.png" manifest:media-type="image/png"/>
  <manifest:file-entry manifest:full-path="Pictures/10000201000002F0000000CAE6ED3488A44EBD2E.png" manifest:media-type="image/png"/>
  <manifest:file-entry manifest:full-path="Pictures/10000201000002F0000000CACBB880E0B563BD8A.png" manifest:media-type="image/png"/>
  <manifest:file-entry manifest:full-path="Pictures/10000201000002F0000000CA896770A433EC78DB.png" manifest:media-type="image/png"/>
  <manifest:file-entry manifest:full-path="Pictures/10000201000002F0000000CAFD57AF1A8DCA92EF.png" manifest:media-type="image/png"/>
  <manifest:file-entry manifest:full-path="Pictures/10000201000002F0000000CAA13E84A383EF4138.png" manifest:media-type="image/png"/>
  <manifest:file-entry manifest:full-path="Pictures/10000201000002F0000000CA78A26B9C1AD66B9B.png" manifest:media-type="image/png"/>
  <manifest:file-entry manifest:full-path="Pictures/10000201000002F0000000CA855AD41F26D40BFE.png" manifest:media-type="image/png"/>
  <manifest:file-entry manifest:full-path="Pictures/10000201000002F0000000CABAF3BA04FB8E41D6.png" manifest:media-type="image/png"/>
  <manifest:file-entry manifest:full-path="Pictures/10000201000002F0000000CAC109B661A9BD6AD4.png" manifest:media-type="image/png"/>
  <manifest:file-entry manifest:full-path="Pictures/10000201000002F0000000CAA6B23881D9551D60.png" manifest:media-type="image/png"/>
  <manifest:file-entry manifest:full-path="Pictures/10000201000002F0000000CA03A8437851F235FC.png" manifest:media-type="image/png"/>
  <manifest:file-entry manifest:full-path="Pictures/10000201000002F0000000CA38136326FED4A4AD.png" manifest:media-type="image/png"/>
  <manifest:file-entry manifest:full-path="Pictures/10000201000002F0000000CA19B1FFB8669667C4.png" manifest:media-type="image/png"/>
  <manifest:file-entry manifest:full-path="Pictures/10000201000002F0000000CA572621EA78A20172.png" manifest:media-type="image/png"/>
  <manifest:file-entry manifest:full-path="Pictures/10000201000002F0000000CA2DCED46E1F25B340.png" manifest:media-type="image/png"/>
  <manifest:file-entry manifest:full-path="Pictures/10000201000002F0000000CA57FC973483974DB9.png" manifest:media-type="image/png"/>
  <manifest:file-entry manifest:full-path="Pictures/10000201000002F0000000CA09C5D0335604E4D2.png" manifest:media-type="image/png"/>
  <manifest:file-entry manifest:full-path="Pictures/10000201000002F0000000CA3B06A1A1315F7A81.png" manifest:media-type="image/png"/>
  <manifest:file-entry manifest:full-path="Pictures/10000201000002F0000000CA3A96888A1942A5FE.png" manifest:media-type="image/png"/>
  <manifest:file-entry manifest:full-path="Pictures/10000201000002F0000000CA8FCE81AABF2FE8B9.png" manifest:media-type="image/png"/>
  <manifest:file-entry manifest:full-path="Pictures/10000201000002F0000000CAEC98D62C8466C40A.png" manifest:media-type="image/png"/>
  <manifest:file-entry manifest:full-path="Pictures/10000201000002F0000000CA241F8F3A3CD29D69.png" manifest:media-type="image/png"/>
  <manifest:file-entry manifest:full-path="Pictures/10000201000002F0000000CA2173E578B63F0758.png" manifest:media-type="image/png"/>
  <manifest:file-entry manifest:full-path="Pictures/10000201000002F0000000CAF6D30ED4268BEFAF.png" manifest:media-type="image/png"/>
  <manifest:file-entry manifest:full-path="Pictures/10000201000002F0000000CA73498794B7F9DB8A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officeooo:rsid="0021f27c" officeooo:paragraph-rsid="0021f27c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1.173cm" svg:y="-1.011cm" svg:width="19.482cm" svg:height="5.233cm" draw:z-index="0"><draw:image xlink:href="Pictures/10000201000002F0000000CA855AD41F26D40BFE.png" xlink:type="simple" xlink:show="embed" xlink:actuate="onLoad"/></draw:frame><draw:frame draw:style-name="fr1" draw:name="Image2" text:anchor-type="paragraph" svg:x="-1.182cm" svg:y="4.401cm" svg:width="19.512cm" svg:height="5.241cm" draw:z-index="1"><draw:image xlink:href="Pictures/10000201000002F0000000CA73498794B7F9DB8A.png" xlink:type="simple" xlink:show="embed" xlink:actuate="onLoad"/></draw:frame><draw:frame draw:style-name="fr1" draw:name="Image3" text:anchor-type="paragraph" svg:x="-1.182cm" svg:y="9.788cm" svg:width="19.489cm" svg:height="5.235cm" draw:z-index="2"><draw:image xlink:href="Pictures/10000201000002F0000000CA57FC973483974DB9.png" xlink:type="simple" xlink:show="embed" xlink:actuate="onLoad"/></draw:frame><draw:frame draw:style-name="fr1" draw:name="Image4" text:anchor-type="paragraph" svg:x="-1.229cm" svg:y="15.189cm" svg:width="19.562cm" svg:height="5.255cm" draw:z-index="3"><draw:image xlink:href="Pictures/10000201000002F0000000CA2DCED46E1F25B340.png" xlink:type="simple" xlink:show="embed" xlink:actuate="onLoad"/></draw:frame><draw:frame draw:style-name="fr1" draw:name="Image5" text:anchor-type="paragraph" svg:x="-1.229cm" svg:y="20.604cm" svg:width="19.549cm" svg:height="5.251cm" draw:z-index="4"><draw:image xlink:href="Pictures/10000201000002F0000000CA572621EA78A20172.png" xlink:type="simple" xlink:show="embed" xlink:actuate="onLoad"/></draw:frame></text:p>
      <text:p text:style-name="P2"><draw:frame draw:style-name="fr1" draw:name="Image6" text:anchor-type="paragraph" svg:x="-1.06cm" svg:y="-0.191cm" svg:width="19.371cm" svg:height="5.203cm" draw:z-index="5"><draw:image xlink:href="Pictures/10000201000002F0000000CAA6B23881D9551D60.png" xlink:type="simple" xlink:show="embed" xlink:actuate="onLoad"/></draw:frame><draw:frame draw:style-name="fr1" draw:name="Image7" text:anchor-type="paragraph" svg:x="-1.058cm" svg:y="5.191cm" svg:width="19.352cm" svg:height="5.198cm" draw:z-index="6"><draw:image xlink:href="Pictures/10000201000002F0000000CAC109B661A9BD6AD4.png" xlink:type="simple" xlink:show="embed" xlink:actuate="onLoad"/></draw:frame><draw:frame draw:style-name="fr1" draw:name="Image8" text:anchor-type="paragraph" svg:x="-1.081cm" svg:y="10.529cm" svg:width="19.359cm" svg:height="5.2cm" draw:z-index="7"><draw:image xlink:href="Pictures/10000201000002F0000000CABAF3BA04FB8E41D6.png" xlink:type="simple" xlink:show="embed" xlink:actuate="onLoad"/></draw:frame><draw:frame draw:style-name="fr1" draw:name="Image9" text:anchor-type="paragraph" svg:x="-1.102cm" svg:y="15.887cm" svg:width="19.397cm" svg:height="5.211cm" draw:z-index="8"><draw:image xlink:href="Pictures/10000201000002F0000000CAE6ED3488A44EBD2E.png" xlink:type="simple" xlink:show="embed" xlink:actuate="onLoad"/></draw:frame><draw:frame draw:style-name="fr1" draw:name="Image10" text:anchor-type="paragraph" svg:x="-1.115cm" svg:y="21.191cm" svg:width="19.438cm" svg:height="5.221cm" draw:z-index="9"><draw:image xlink:href="Pictures/10000201000002F0000000CA3A96888A1942A5FE.png" xlink:type="simple" xlink:show="embed" xlink:actuate="onLoad"/></draw:frame></text:p>
      <text:p text:style-name="P3"><draw:frame draw:style-name="fr1" draw:name="Image11" text:anchor-type="paragraph" svg:x="-1.08cm" svg:y="-0.191cm" svg:width="19.41cm" svg:height="5.214cm" draw:z-index="10"><draw:image xlink:href="Pictures/10000201000002F0000000CA09C5D0335604E4D2.png" xlink:type="simple" xlink:show="embed" xlink:actuate="onLoad"/></draw:frame><draw:frame draw:style-name="fr1" draw:name="Image12" text:anchor-type="paragraph" svg:x="-1.08cm" svg:y="5.126cm" svg:width="19.371cm" svg:height="5.203cm" draw:z-index="11"><draw:image xlink:href="Pictures/10000201000002F0000000CA78A26B9C1AD66B9B.png" xlink:type="simple" xlink:show="embed" xlink:actuate="onLoad"/></draw:frame><draw:frame draw:style-name="fr1" draw:name="Image13" text:anchor-type="paragraph" svg:x="-1.101cm" svg:y="10.465cm" svg:width="19.359cm" svg:height="5.2cm" draw:z-index="12"><draw:image xlink:href="Pictures/10000201000002F0000000CAA13E84A383EF4138.png" xlink:type="simple" xlink:show="embed" xlink:actuate="onLoad"/></draw:frame><draw:frame draw:style-name="fr1" draw:name="Image14" text:anchor-type="paragraph" svg:x="-1.08cm" svg:y="15.787cm" svg:width="19.293cm" svg:height="5.182cm" draw:z-index="13"><draw:image xlink:href="Pictures/10000201000002F0000000CA3B06A1A1315F7A81.png" xlink:type="simple" xlink:show="embed" xlink:actuate="onLoad"/></draw:frame><draw:frame draw:style-name="fr1" draw:name="Image15" text:anchor-type="paragraph" svg:x="-1.102cm" svg:y="21.091cm" svg:width="19.299cm" svg:height="5.184cm" draw:z-index="14"><draw:image xlink:href="Pictures/10000201000002F0000000CAF6D30ED4268BEFAF.png" xlink:type="simple" xlink:show="embed" xlink:actuate="onLoad"/></draw:frame></text:p>
      <text:p text:style-name="P3"><draw:frame draw:style-name="fr1" draw:name="Image16" text:anchor-type="paragraph" svg:x="-1.08cm" svg:y="-0.423cm" svg:width="19.39cm" svg:height="5.209cm" draw:z-index="15"><draw:image xlink:href="Pictures/10000201000002F0000000CAFD57AF1A8DCA92EF.png" xlink:type="simple" xlink:show="embed" xlink:actuate="onLoad"/></draw:frame><draw:frame draw:style-name="fr1" draw:name="Image17" text:anchor-type="paragraph" svg:x="-1.081cm" svg:y="4.914cm" svg:width="19.378cm" svg:height="5.205cm" draw:z-index="16"><draw:image xlink:href="Pictures/10000201000002F0000000CA646F9C442E326CEC.png" xlink:type="simple" xlink:show="embed" xlink:actuate="onLoad"/></draw:frame><draw:frame draw:style-name="fr1" draw:name="Image18" text:anchor-type="paragraph" svg:x="-1.101cm" svg:y="10.253cm" svg:width="19.371cm" svg:height="5.203cm" draw:z-index="17"><draw:image xlink:href="Pictures/10000201000002F0000000CA3E537EF11DF66FC3.png" xlink:type="simple" xlink:show="embed" xlink:actuate="onLoad"/></draw:frame><draw:frame draw:style-name="fr1" draw:name="Image19" text:anchor-type="paragraph" svg:x="-1.122cm" svg:y="15.612cm" svg:width="19.41cm" svg:height="5.214cm" draw:z-index="18"><draw:image xlink:href="Pictures/10000201000002F0000000CA8FCE81AABF2FE8B9.png" xlink:type="simple" xlink:show="embed" xlink:actuate="onLoad"/></draw:frame><draw:frame draw:style-name="fr1" draw:name="Image20" text:anchor-type="paragraph" svg:x="-1.122cm" svg:y="20.921cm" svg:width="19.39cm" svg:height="5.209cm" draw:z-index="19"><draw:image xlink:href="Pictures/10000201000002F0000000CA38136326FED4A4AD.png" xlink:type="simple" xlink:show="embed" xlink:actuate="onLoad"/></draw:frame></text:p>
      <text:p text:style-name="P2"><draw:frame draw:style-name="fr1" draw:name="Image22" text:anchor-type="paragraph" svg:x="-0.995cm" svg:y="-0.173cm" svg:width="19.219cm" svg:height="5.163cm" draw:z-index="20"><draw:image xlink:href="Pictures/10000201000002F0000000CA2173E578B63F0758.png" xlink:type="simple" xlink:show="embed" xlink:actuate="onLoad"/></draw:frame><draw:frame draw:style-name="fr1" draw:name="Image21" text:anchor-type="paragraph" svg:x="-0.997cm" svg:y="5.126cm" svg:width="19.175cm" svg:height="5.151cm" draw:z-index="21"><draw:image xlink:href="Pictures/10000201000002F0000000CACBB880E0B563BD8A.png" xlink:type="simple" xlink:show="embed" xlink:actuate="onLoad"/></draw:frame><draw:frame draw:style-name="fr1" draw:name="Image23" text:anchor-type="paragraph" svg:x="-1.039cm" svg:y="10.444cm" svg:width="19.161cm" svg:height="5.147cm" draw:z-index="22"><draw:image xlink:href="Pictures/10000201000002F0000000CA31766E6F57361C51.png" xlink:type="simple" xlink:show="embed" xlink:actuate="onLoad"/></draw:frame><draw:frame draw:style-name="fr1" draw:name="Image24" text:anchor-type="paragraph" svg:x="-1.039cm" svg:y="15.718cm" svg:width="19.142cm" svg:height="5.142cm" draw:z-index="23"><draw:image xlink:href="Pictures/10000201000002F0000000CA7EB5696457E48B67.png" xlink:type="simple" xlink:show="embed" xlink:actuate="onLoad"/></draw:frame><draw:frame draw:style-name="fr1" draw:name="Image25" text:anchor-type="paragraph" svg:x="-1.06cm" svg:y="20.992cm" svg:width="19.214cm" svg:height="5.161cm" draw:z-index="24"><draw:image xlink:href="Pictures/10000201000002F0000000CA19B1FFB8669667C4.png" xlink:type="simple" xlink:show="embed" xlink:actuate="onLoad"/></draw:frame></text:p>
      <text:p text:style-name="P2"><draw:frame draw:style-name="fr1" draw:name="Image26" text:anchor-type="paragraph" svg:x="-0.912cm" svg:y="-0.339cm" svg:width="18.925cm" svg:height="5.084cm" draw:z-index="25"><draw:image xlink:href="Pictures/10000201000002F0000000CAD209C06682B5E9CC.png" xlink:type="simple" xlink:show="embed" xlink:actuate="onLoad"/></draw:frame><draw:frame draw:style-name="fr1" draw:name="Image27" text:anchor-type="paragraph" svg:x="-0.931cm" svg:y="4.874cm" svg:width="18.944cm" svg:height="5.089cm" draw:z-index="26"><draw:image xlink:href="Pictures/10000201000002F0000000CAD5BB98975CAC1C2B.png" xlink:type="simple" xlink:show="embed" xlink:actuate="onLoad"/></draw:frame><draw:frame draw:style-name="fr1" draw:name="Image28" text:anchor-type="paragraph" svg:x="-0.974cm" svg:y="10.105cm" svg:width="19.031cm" svg:height="5.112cm" draw:z-index="27"><draw:image xlink:href="Pictures/10000201000002F0000000CA1AC53288AFDAA014.png" xlink:type="simple" xlink:show="embed" xlink:actuate="onLoad"/></draw:frame><draw:frame draw:style-name="fr1" draw:name="Image29" text:anchor-type="paragraph" svg:x="-0.974cm" svg:y="15.316cm" svg:width="19.016cm" svg:height="5.108cm" draw:z-index="28"><draw:image xlink:href="Pictures/10000201000002F0000000CAE38A7CE29EB176CE.png" xlink:type="simple" xlink:show="embed" xlink:actuate="onLoad"/></draw:frame><draw:frame draw:style-name="fr1" draw:name="Image30" text:anchor-type="paragraph" svg:x="-1.016cm" svg:y="20.569cm" svg:width="19.024cm" svg:height="5.11cm" draw:z-index="29"><draw:image xlink:href="Pictures/10000201000002F0000000CA241F8F3A3CD29D69.png" xlink:type="simple" xlink:show="embed" xlink:actuate="onLoad"/></draw:frame></text:p>
      <text:p text:style-name="P2"><draw:frame draw:style-name="fr1" draw:name="Image31" text:anchor-type="paragraph" svg:x="-0.91cm" svg:y="0cm" svg:width="18.879cm" svg:height="5.071cm" draw:z-index="30"><draw:image xlink:href="Pictures/10000201000002F0000000CA896770A433EC78DB.png" xlink:type="simple" xlink:show="embed" xlink:actuate="onLoad"/></draw:frame><draw:frame draw:style-name="fr1" draw:name="Image32" text:anchor-type="paragraph" svg:x="-0.953cm" svg:y="5.191cm" svg:width="18.958cm" svg:height="5.092cm" draw:z-index="31"><draw:image xlink:href="Pictures/10000201000002F0000000CAF33D3AAB58DE6671.png" xlink:type="simple" xlink:show="embed" xlink:actuate="onLoad"/></draw:frame><draw:frame draw:style-name="fr1" draw:name="Image33" text:anchor-type="paragraph" svg:x="-0.974cm" svg:y="10.4cm" svg:width="18.964cm" svg:height="5.094cm" draw:z-index="32"><draw:image xlink:href="Pictures/10000201000002F0000000CA03A8437851F235FC.png" xlink:type="simple" xlink:show="embed" xlink:actuate="onLoad"/></draw:frame><draw:frame draw:style-name="fr1" draw:name="Image34" text:anchor-type="paragraph" svg:x="-1.016cm" svg:y="15.633cm" svg:width="19.004cm" svg:height="5.105cm" draw:z-index="33"><draw:image xlink:href="Pictures/10000201000002F0000000CAEC98D62C8466C40A.png" xlink:type="simple" xlink:show="embed" xlink:actuate="onLoad"/></draw:frame><draw:frame draw:style-name="fr1" draw:name="Image35" text:anchor-type="paragraph" svg:x="-1.025cm" svg:y="20.846cm" svg:width="18.912cm" svg:height="5.08cm" draw:z-index="34"><draw:image xlink:href="Pictures/10000201000002F0000000CAB7BD18CD9A1319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avko Zagorac</meta:initial-creator>
    <meta:creation-date>2018-04-01T12:47:52.073676000</meta:creation-date>
    <dc:date>2018-04-29T17:17:43.371834000</dc:date>
    <dc:creator>Slavko Zagorac</dc:creator>
    <meta:editing-duration>PT46M56S</meta:editing-duration>
    <meta:editing-cycles>16</meta:editing-cycles>
    <meta:generator>LibreOffice/5.3.7.2$MacOSX_X86_64 LibreOffice_project/6b8ed514a9f8b44d37a1b96673cbbdd077e24059</meta:generator>
    <meta:document-statistic meta:table-count="0" meta:image-count="35" meta:object-count="0" meta:page-count="7" meta:paragraph-count="0" meta:word-count="0" meta:character-count="0" meta:non-whitespace-character-count="0"/>
  </office:meta>
</office:document-meta>
</file>